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Impl.getNamespaceFor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Xsi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XsiNo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text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LocationAsCur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Xsi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Text( int w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EventImpl( PrefixResolver prefixResolver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Impl.getXsi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Util.validateSimpleType( SchemaType type , String value , Collection errors , PrefixResolver prefix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v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